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500000003D385259C9C0A4E97.png" manifest:media-type="image/png"/>
  <manifest:file-entry manifest:full-path="Pictures/10000201000000010000000A51E4E454C3BD8CFB.png" manifest:media-type="image/png"/>
  <manifest:file-entry manifest:full-path="Pictures/100002010000003C0000002394A2F636DAE7C6D1.png" manifest:media-type="image/png"/>
  <manifest:file-entry manifest:full-path="Pictures/1000020100000001000000014C77D75F6DC67A52.png" manifest:media-type="image/png"/>
  <manifest:file-entry manifest:full-path="Pictures/10000201000000510000001EDAD010ACE059A777.png" manifest:media-type="image/png"/>
  <manifest:file-entry manifest:full-path="Pictures/100002010000007B00000019EC4233EF3E2F05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3" style:family="paragraph" style:parent-style-name="Standard">
      <style:paragraph-properties fo:margin-left="0.0626in" fo:margin-right="0in" fo:margin-top="0.20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2.9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0752in" fo:margin-right="0in" fo:margin-top="0.1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0665in" fo:margin-right="0in" fo:margin-top="0.1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0665in" fo:margin-right="0in" fo:margin-top="0.71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0693in" fo:margin-right="1.0791in" fo:margin-top="0.1618in" fo:margin-bottom="0in" loext:contextual-spacing="false" fo:line-height="95%" fo:text-align="start" style:justify-single-word="false" fo:keep-together="auto" fo:orphans="0" fo:widows="0" fo:text-indent="-0.002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0654in" fo:margin-right="1.4465in" fo:margin-top="0.1728in" fo:margin-bottom="0in" loext:contextual-spacing="false" fo:line-height="15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0835in" fo:margin-right="0in" fo:margin-top="0.16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0807in" fo:margin-right="0in" fo:margin-top="0.5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0807in" fo:margin-right="0in" fo:margin-top="0.2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0807in" fo:margin-right="0in" fo:margin-top="0.2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0807in" fo:margin-right="0in" fo:margin-top="0.179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3256in" fo:margin-right="0in" fo:margin-top="0.2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3256in" fo:margin-right="0in" fo:margin-top="0.01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5626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0819in" fo:margin-right="0in" fo:margin-top="0.61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0665in" fo:margin-right="0.6307in" fo:margin-top="0.2028in" fo:margin-bottom="0in" loext:contextual-spacing="false" fo:line-height="110%" fo:text-align="start" style:justify-single-word="false" fo:keep-together="auto" fo:orphans="0" fo:widows="0" fo:text-indent="0.0146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0709in" fo:margin-right="0.4917in" fo:margin-top="0.1854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0681in" fo:margin-right="0in" fo:margin-top="0.71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5783in" fo:margin-right="1.1409in" fo:margin-top="0.2028in" fo:margin-bottom="0in" loext:contextual-spacing="false" fo:line-height="110%" fo:text-align="start" style:justify-single-word="false" fo:keep-together="auto" fo:orphans="0" fo:widows="0" fo:text-indent="-0.2445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5709in" fo:margin-right="1.3681in" fo:margin-top="0.0134in" fo:margin-bottom="0in" loext:contextual-spacing="false" fo:line-height="110%" fo:text-align="start" style:justify-single-word="false" fo:keep-together="auto" fo:orphans="0" fo:widows="0" fo:text-indent="-0.2366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5709in" fo:margin-right="0.6091in" fo:margin-top="0.0134in" fo:margin-bottom="0in" loext:contextual-spacing="false" fo:line-height="110%" fo:text-align="start" style:justify-single-word="false" fo:keep-together="auto" fo:orphans="0" fo:widows="0" fo:text-indent="-0.2366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5665in" fo:margin-right="1.1035in" fo:margin-top="0.0134in" fo:margin-bottom="0in" loext:contextual-spacing="false" fo:line-height="110%" fo:text-align="start" style:justify-single-word="false" fo:keep-together="auto" fo:orphans="0" fo:widows="0" fo:text-indent="-0.2327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5709in" fo:margin-right="1.4091in" fo:margin-top="0.0134in" fo:margin-bottom="0in" loext:contextual-spacing="false" fo:line-height="110%" fo:text-align="start" style:justify-single-word="false" fo:keep-together="auto" fo:orphans="0" fo:widows="0" fo:text-indent="-0.2366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0717in" fo:margin-right="0in" fo:margin-top="0.71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5665in" fo:margin-right="0.6728in" fo:margin-top="0.2047in" fo:margin-bottom="0in" loext:contextual-spacing="false" fo:line-height="110%" fo:text-align="start" style:justify-single-word="false" fo:keep-together="auto" fo:orphans="0" fo:widows="0" fo:text-indent="-0.2327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572in" fo:margin-right="1.3917in" fo:margin-top="0.0134in" fo:margin-bottom="0in" loext:contextual-spacing="false" fo:line-height="110%" fo:text-align="start" style:justify-single-word="false" fo:keep-together="auto" fo:orphans="0" fo:widows="0" fo:text-indent="-0.2457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0811in" fo:margin-right="0in" fo:margin-top="0in" fo:margin-bottom="0in" loext:contextual-spacing="false" fo:line-height="129%" fo:text-align="start" style:justify-single-word="false" fo:keep-together="auto" fo:orphans="0" fo:widows="0" fo:text-indent="-0.0811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5701in" fo:margin-right="0.6354in" fo:margin-top="0.0256in" fo:margin-bottom="0in" loext:contextual-spacing="false" fo:line-height="110%" fo:text-align="start" style:justify-single-word="false" fo:keep-together="auto" fo:orphans="0" fo:widows="0" fo:text-indent="-0.2362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5701in" fo:margin-right="0.7929in" fo:margin-top="0.0134in" fo:margin-bottom="0in" loext:contextual-spacing="false" fo:line-height="110%" fo:text-align="start" style:justify-single-word="false" fo:keep-together="auto" fo:orphans="0" fo:widows="0" fo:text-indent="-0.2362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0736in" fo:margin-right="0in" fo:margin-top="0.179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.5709in" fo:margin-right="0.4736in" fo:margin-top="0.2047in" fo:margin-bottom="0in" loext:contextual-spacing="false" fo:line-height="110%" fo:text-align="start" style:justify-single-word="false" fo:keep-together="auto" fo:orphans="0" fo:widows="0" fo:text-indent="-0.2366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.3339in" fo:margin-right="0in" fo:margin-top="0.01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3339in" fo:margin-right="0in" fo:margin-top="0.04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.3339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3339in" fo:margin-right="0in" fo:margin-top="0.2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5783in" fo:margin-right="0.8118in" fo:margin-top="0.0382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.3339in" fo:margin-right="0.539in" fo:margin-top="0.2028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.8201in" fo:margin-right="0in" fo:margin-top="0.01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1.0709in" fo:margin-right="0.9417in" fo:margin-top="0.0382in" fo:margin-bottom="0in" loext:contextual-spacing="false" fo:line-height="11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.0728in" fo:margin-right="0in" fo:margin-top="0in" fo:margin-bottom="0in" loext:contextual-spacing="false" fo:line-height="129%" fo:text-align="start" style:justify-single-word="false" fo:keep-together="auto" fo:orphans="0" fo:widows="0" fo:text-indent="-0.0728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0.0799in" fo:margin-right="0in" fo:margin-top="0.0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.0799in" fo:margin-right="0in" fo:margin-top="0.2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.0799in" fo:margin-right="1.0437in" fo:margin-top="0.2047in" fo:margin-bottom="0in" loext:contextual-spacing="false" fo:line-height="165%" fo:text-align="start" style:justify-single-word="false" fo:keep-together="auto" fo:orphans="0" fo:widows="0" fo:text-indent="0.2535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0.5634in" fo:margin-right="0.6035in" fo:margin-top="0.2047in" fo:margin-bottom="0in" loext:contextual-spacing="false" fo:line-height="110%" fo:text-align="start" style:justify-single-word="false" fo:keep-together="auto" fo:orphans="0" fo:widows="0" fo:text-indent="-0.2283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.5701in" fo:margin-right="0.9874in" fo:margin-top="0.0134in" fo:margin-bottom="0in" loext:contextual-spacing="false" fo:line-height="110%" fo:text-align="start" style:justify-single-word="false" fo:keep-together="auto" fo:orphans="0" fo:widows="0" fo:text-indent="-0.2362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.5634in" fo:margin-right="0.4807in" fo:margin-top="0.2047in" fo:margin-bottom="0in" loext:contextual-spacing="false" fo:line-height="110%" fo:text-align="start" style:justify-single-word="false" fo:keep-together="auto" fo:orphans="0" fo:widows="0" fo:text-indent="-0.2283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.572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.5807in" fo:margin-right="0.8035in" fo:margin-top="0.2047in" fo:margin-bottom="0in" loext:contextual-spacing="false" fo:line-height="110%" fo:text-align="start" style:justify-single-word="false" fo:keep-together="auto" fo:orphans="0" fo:widows="0" fo:text-indent="-0.2457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.5783in" fo:margin-right="0.5102in" fo:margin-top="0.0134in" fo:margin-bottom="0in" loext:contextual-spacing="false" fo:line-height="110%" fo:text-align="start" style:justify-single-word="false" fo:keep-together="auto" fo:orphans="0" fo:widows="0" fo:text-indent="-0.2445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0799in" fo:margin-right="0in" fo:margin-top="0in" fo:margin-bottom="0in" loext:contextual-spacing="false" fo:line-height="129%" fo:text-align="start" style:justify-single-word="false" fo:keep-together="auto" fo:orphans="0" fo:widows="0" fo:text-indent="-0.0799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.5626in" fo:margin-right="1.2862in" fo:margin-top="0.0256in" fo:margin-bottom="0in" loext:contextual-spacing="false" fo:line-height="110%" fo:text-align="start" style:justify-single-word="false" fo:keep-together="auto" fo:orphans="0" fo:widows="0" fo:text-indent="-0.228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.0626in" fo:margin-right="0.5256in" fo:margin-top="0.0134in" fo:margin-bottom="0in" loext:contextual-spacing="false" fo:line-height="165%" fo:text-align="start" style:justify-single-word="false" fo:keep-together="auto" fo:orphans="0" fo:widows="0" fo:text-indent="0.2717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.5709in" fo:margin-right="0.9465in" fo:margin-top="0.2047in" fo:margin-bottom="0in" loext:contextual-spacing="false" fo:line-height="110%" fo:text-align="start" style:justify-single-word="false" fo:keep-together="auto" fo:orphans="0" fo:widows="0" fo:text-indent="-0.2366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0.0728in" fo:margin-right="0in" fo:margin-top="0.71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.0728in" fo:margin-right="0in" fo:margin-top="0.381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.3339in" fo:margin-right="0.9799in" fo:margin-top="0.0382in" fo:margin-bottom="0in" loext:contextual-spacing="false" fo:line-height="11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5634in" fo:margin-right="0.7957in" fo:margin-top="0.0134in" fo:margin-bottom="0in" loext:contextual-spacing="false" fo:line-height="110%" fo:text-align="start" style:justify-single-word="false" fo:keep-together="auto" fo:orphans="0" fo:widows="0" fo:text-indent="-0.2283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.1516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.139in" fo:margin-right="0in" fo:margin-top="0.13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.1425in" fo:margin-right="0in" fo:margin-top="0in" fo:margin-bottom="0in" loext:contextual-spacing="false" fo:line-height="129%" fo:text-align="start" style:justify-single-word="false" fo:keep-together="auto" fo:orphans="0" fo:widows="0" fo:text-indent="-0.1425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T7" style:family="text">
      <style:text-properties fo:font-variant="normal" fo:text-transform="none" fo:color="#98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8" style:family="text">
      <style:text-properties fo:font-variant="normal" fo:text-transform="none" fo:color="#c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9" style:family="text">
      <style:text-properties fo:font-variant="normal" fo:text-transform="none" fo:color="#ffc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4.png" text:anchor-type="as-char" svg:width="1.698in" svg:height="0.3437in" draw:z-index="0"><draw:image xlink:href="Pictures/100002010000007B00000019EC4233EF3E2F05CE.png" xlink:type="simple" xlink:show="embed" xlink:actuate="onLoad" loext:mime-type="image/png"/></draw:frame><draw:frame draw:style-name="fr1" draw:name="image19.png" text:anchor-type="as-char" svg:width="1.1146in" svg:height="0.4063in" draw:z-index="0"><draw:image xlink:href="Pictures/10000201000000510000001EDAD010ACE059A777.png" xlink:type="simple" xlink:show="embed" xlink:actuate="onLoad" loext:mime-type="image/png"/></draw:frame><draw:frame draw:style-name="fr1" draw:name="image13.png" text:anchor-type="as-char" svg:width="0.8228in" svg:height="0.4791in" draw:z-index="0"><draw:image xlink:href="Pictures/100002010000003C0000002394A2F636DAE7C6D1.png" xlink:type="simple" xlink:show="embed" xlink:actuate="onLoad" loext:mime-type="image/png"/></draw:frame></text:p>
      <text:p text:style-name="P3"><draw:frame draw:style-name="fr1" draw:name="image7.png" text:anchor-type="as-char" svg:width="0.0102in" svg:height="0.1354in" draw:z-index="0"><draw:image xlink:href="Pictures/10000201000000010000000A51E4E454C3BD8CFB.png" xlink:type="simple" xlink:show="embed" xlink:actuate="onLoad" loext:mime-type="image/png"/></draw:frame></text:p>
      <text:p text:style-name="P4"><text:span text:style-name="T7">Phase-1 </text:span></text:p>
      <text:p text:style-name="P5"><text:span text:style-name="T5">Student Name: </text:span><text:span text:style-name="T6">SANJAY.K </text:span></text:p>
      <text:p text:style-name="P6"><text:span text:style-name="T5">Register Number: </text:span><text:span text:style-name="T6">421223104072 </text:span></text:p>
      <text:p text:style-name="P8"><text:span text:style-name="T5">Institution:</text:span><text:span text:style-name="T6">Karpaga Vinayaga College of Engineering and Technology </text:span></text:p>
      <text:p text:style-name="P9"><text:span text:style-name="T5">Department: </text:span><text:span text:style-name="T6">BE - Computer Science and Engineering </text:span><text:span text:style-name="T5">Date of Submission: </text:span><text:span text:style-name="T6">26.04.2025 </text:span></text:p>
      <text:p text:style-name="P10"><draw:frame draw:style-name="fr1" draw:name="image16.png" text:anchor-type="as-char" svg:width="6.5102in" svg:height="0.0311in" draw:z-index="0"><draw:image xlink:href="Pictures/10000201000001D500000003D385259C9C0A4E97.png" xlink:type="simple" xlink:show="embed" xlink:actuate="onLoad" loext:mime-type="image/png"/></draw:frame></text:p>
      <text:p text:style-name="P11"><text:span text:style-name="T8">PROJECT TITLE: </text:span></text:p>
      <text:p text:style-name="P15"><text:span text:style-name="T1">● </text:span><text:span text:style-name="T3">Enhancing Road Safety with AI-Driven Traffic </text:span></text:p>
      <text:p text:style-name="P17"><text:span text:style-name="T3">Accident Analysis and Prediction </text:span></text:p>
      <text:p text:style-name="P18"><text:span text:style-name="T9">1. Problem Statement </text:span></text:p>
      <text:p text:style-name="P19"><text:span text:style-name="T3">Road accidents pose a serious threat to public safety, resulting in significant loss of life and economic damage. Traditional methods of traffic monitoring and accident prevention are often reactive rather than proactive. There is a critical need for intelligent systems capable of analyzing traffic patterns, predicting accident risks, and providing actionable insights to prevent accidents before they occur. This project aims to leverage AI-driven data</text:span></text:p>
      <text:p text:style-name="P1"><draw:frame draw:style-name="fr1" draw:name="image15.png" text:anchor-type="as-char" svg:width="1.698in" svg:height="0.3437in" draw:z-index="0"><draw:image xlink:href="Pictures/100002010000007B00000019EC4233EF3E2F05CE.png" xlink:type="simple" xlink:show="embed" xlink:actuate="onLoad" loext:mime-type="image/png"/></draw:frame><draw:frame draw:style-name="fr1" draw:name="image18.png" text:anchor-type="as-char" svg:width="1.1146in" svg:height="0.4063in" draw:z-index="0"><draw:image xlink:href="Pictures/10000201000000510000001EDAD010ACE059A777.png" xlink:type="simple" xlink:show="embed" xlink:actuate="onLoad" loext:mime-type="image/png"/></draw:frame><draw:frame draw:style-name="fr1" draw:name="image9.png" text:anchor-type="as-char" svg:width="0.8228in" svg:height="0.4791in" draw:z-index="0"><draw:image xlink:href="Pictures/100002010000003C0000002394A2F636DAE7C6D1.png" xlink:type="simple" xlink:show="embed" xlink:actuate="onLoad" loext:mime-type="image/png"/></draw:frame></text:p>
      <text:p text:style-name="P20"><text:span text:style-name="T3">analysis and machine learning models to forecast potential accident hotspots and contribute to safer transportation environments. </text:span></text:p>
      <text:p text:style-name="P21"><text:span text:style-name="T9">2. Objectives of the Project </text:span></text:p>
      <text:p text:style-name="P22"><text:span text:style-name="T3">● Analyze historical traffic accident data to identify patterns and risk factors. </text:span></text:p>
      <text:p text:style-name="P23"><text:span text:style-name="T3">● Build predictive models capable of forecasting accident-prone zones. </text:span></text:p>
      <text:p text:style-name="P24"><text:span text:style-name="T3">● Develop a real-time alert system to inform authorities and drivers about potential risks. </text:span></text:p>
      <text:p text:style-name="P25"><text:span text:style-name="T3">● Provide actionable recommendations to improve traffic safety measures. </text:span></text:p>
      <text:p text:style-name="P26"><text:span text:style-name="T3">● Build a user-friendly dashboard for visualizing accident trends and predictions. </text:span></text:p>
      <text:p text:style-name="P27"><text:span text:style-name="T9">3. Scope of the Project </text:span></text:p>
      <text:p text:style-name="P12"><text:span text:style-name="T4">Features</text:span><text:span text:style-name="T2">: </text:span></text:p>
      <text:p text:style-name="P28"><text:span text:style-name="T3">● In-depth analysis of traffic-related datasets (weather, time, road conditions, vehicle types). </text:span></text:p>
      <text:p text:style-name="P29"><text:span text:style-name="T1">● </text:span><text:span text:style-name="T3">Application of AI techniques like classification, clustering, and time-series prediction</text:span><text:span text:style-name="T1">. </text:span></text:p>
      <text:p text:style-name="P16"><text:span text:style-name="T1">● </text:span><text:span text:style-name="T3">Identification of high-risk areas and accident hotspots</text:span><text:span text:style-name="T1">.</text:span></text:p>
      <text:p text:style-name="P30"><draw:frame draw:style-name="fr1" draw:name="image11.png" text:anchor-type="as-char" svg:width="1.698in" svg:height="0.3437in" draw:z-index="0"><draw:image xlink:href="Pictures/100002010000007B00000019EC4233EF3E2F05CE.png" xlink:type="simple" xlink:show="embed" xlink:actuate="onLoad" loext:mime-type="image/png"/></draw:frame><draw:frame draw:style-name="fr1" draw:name="image17.png" text:anchor-type="as-char" svg:width="1.1146in" svg:height="0.4063in" draw:z-index="0"><draw:image xlink:href="Pictures/10000201000000510000001EDAD010ACE059A777.png" xlink:type="simple" xlink:show="embed" xlink:actuate="onLoad" loext:mime-type="image/png"/></draw:frame><draw:frame draw:style-name="fr1" draw:name="image8.png" text:anchor-type="as-char" svg:width="0.8228in" svg:height="0.4791in" draw:z-index="0"><draw:image xlink:href="Pictures/100002010000003C0000002394A2F636DAE7C6D1.png" xlink:type="simple" xlink:show="embed" xlink:actuate="onLoad" loext:mime-type="image/png"/></draw:frame><text:span text:style-name="T4">Limitations: </text:span></text:p>
      <text:p text:style-name="P31"><text:span text:style-name="T3">● Predictions rely heavily on the availability and quality of traffic and accident datasets. </text:span></text:p>
      <text:p text:style-name="P32"><text:span text:style-name="T3">● The model's performance may vary across different geographic regions. </text:span></text:p>
      <text:p text:style-name="P33"><text:span text:style-name="T4">Constraints: </text:span></text:p>
      <text:p text:style-name="P34"><text:span text:style-name="T3">● Only publicly available or government-published traffic accident datasets will be used. </text:span></text:p>
      <text:p text:style-name="P35"><text:span text:style-name="T3">● Focus will be on prediction and analysis; </text:span></text:p>
      <text:p text:style-name="P39"><text:span text:style-name="T3">implementation of physical interventions (e.g., road repairs) is outside the project's scope. </text:span></text:p>
      <text:p text:style-name="P7"><text:span text:style-name="T9">4. Data Sources </text:span></text:p>
      <text:p text:style-name="P40"><text:span text:style-name="T3">● </text:span><text:span text:style-name="T4">Dataset</text:span><text:span text:style-name="T3">: Road Accident Data (e.g., National Highway Traffic Safety Administration, Kaggle public datasets) ● </text:span><text:span text:style-name="T4">Sources</text:span><text:span text:style-name="T3">: </text:span></text:p>
      <text:p text:style-name="P41"><text:span text:style-name="T3">o Kaggle - US Accidents (3.0 million records) </text:span></text:p>
      <text:p text:style-name="P42"><text:span text:style-name="T3">o Government traffic accident reports and open datasets. </text:span></text:p>
      <text:p text:style-name="P35"><text:span text:style-name="T3">● </text:span><text:span text:style-name="T4">Type</text:span><text:span text:style-name="T3">: Public, time-series, and geo-spatial data.</text:span></text:p>
      <text:p text:style-name="P43"><draw:frame draw:style-name="fr1" draw:name="image10.png" text:anchor-type="as-char" svg:width="1.698in" svg:height="0.3437in" draw:z-index="0"><draw:image xlink:href="Pictures/100002010000007B00000019EC4233EF3E2F05CE.png" xlink:type="simple" xlink:show="embed" xlink:actuate="onLoad" loext:mime-type="image/png"/></draw:frame><draw:frame draw:style-name="fr1" draw:name="image20.png" text:anchor-type="as-char" svg:width="1.1146in" svg:height="0.4063in" draw:z-index="0"><draw:image xlink:href="Pictures/10000201000000510000001EDAD010ACE059A777.png" xlink:type="simple" xlink:show="embed" xlink:actuate="onLoad" loext:mime-type="image/png"/></draw:frame><draw:frame draw:style-name="fr1" draw:name="image12.png" text:anchor-type="as-char" svg:width="0.8228in" svg:height="0.4791in" draw:z-index="0"><draw:image xlink:href="Pictures/100002010000003C0000002394A2F636DAE7C6D1.png" xlink:type="simple" xlink:show="embed" xlink:actuate="onLoad" loext:mime-type="image/png"/></draw:frame><text:span text:style-name="T9">5. High-Level Methodology </text:span></text:p>
      <text:p text:style-name="P44"><text:span text:style-name="T4">Data Collection: </text:span></text:p>
      <text:p text:style-name="P46"><text:span text:style-name="T3">● Download accident datasets from public sources. </text:span><text:span text:style-name="T4">Data Cleaning: </text:span></text:p>
      <text:p text:style-name="P36"><text:span text:style-name="T3">● Handle missing or inconsistent data entries. </text:span></text:p>
      <text:p text:style-name="P37"><text:span text:style-name="T3">● Normalize weather and location features. </text:span></text:p>
      <text:p text:style-name="P13"><text:span text:style-name="T4">Exploratory Data Analysis (EDA): </text:span></text:p>
      <text:p text:style-name="P47"><text:span text:style-name="T3">● Visualize accident frequency based on time, location, weather, and road conditions. </text:span></text:p>
      <text:p text:style-name="P48"><text:span text:style-name="T3">● Identify correlations between factors and accident occurrences. </text:span></text:p>
      <text:p text:style-name="P14"><text:span text:style-name="T4">Feature Engineering: </text:span></text:p>
      <text:p text:style-name="P49"><text:span text:style-name="T3">● Create new features like "peak traffic hours", "adverse weather indicator", etc. </text:span></text:p>
      <text:p text:style-name="P35"><text:span text:style-name="T3">● Use geospatial features (latitude, longitude </text:span></text:p>
      <text:p text:style-name="P50"><text:span text:style-name="T3">clustering). </text:span></text:p>
      <text:p text:style-name="P45"><text:span text:style-name="T4">Model Building: </text:span></text:p>
      <text:p text:style-name="P51"><text:span text:style-name="T3">● Models: Random Forest, XGBoost, Decision Trees, LSTM for time-series accident prediction. </text:span></text:p>
      <text:p text:style-name="P52"><text:span text:style-name="T3">● Justification: Ensemble models and sequence models help capture complex patterns and trends.</text:span></text:p>
      <text:p text:style-name="P53"><text:soft-page-break/><draw:frame draw:style-name="fr1" draw:name="image6.png" text:anchor-type="as-char" svg:width="1.698in" svg:height="0.3437in" draw:z-index="0"><draw:image xlink:href="Pictures/100002010000007B00000019EC4233EF3E2F05CE.png" xlink:type="simple" xlink:show="embed" xlink:actuate="onLoad" loext:mime-type="image/png"/></draw:frame><draw:frame draw:style-name="fr1" draw:name="image1.png" text:anchor-type="as-char" svg:width="1.1146in" svg:height="0.4063in" draw:z-index="0"><draw:image xlink:href="Pictures/1000020100000001000000014C77D75F6DC67A52.png" xlink:type="simple" xlink:show="embed" xlink:actuate="onLoad" loext:mime-type="image/png"/></draw:frame><draw:frame draw:style-name="fr1" draw:name="image4.png" text:anchor-type="as-char" svg:width="0.8228in" svg:height="0.4791in" draw:z-index="0"><draw:image xlink:href="Pictures/1000020100000001000000014C77D75F6DC67A52.png" xlink:type="simple" xlink:show="embed" xlink:actuate="onLoad" loext:mime-type="image/png"/></draw:frame><text:span text:style-name="T4">Model Evaluation: </text:span></text:p>
      <text:p text:style-name="P54"><text:span text:style-name="T3">● Metrics: Accuracy, Precision, Recall, F1-Score, AUC-ROC for classification tasks. </text:span></text:p>
      <text:p text:style-name="P55"><text:span text:style-name="T3">● Validation Strategy: Stratified K-Fold Cross Validation. </text:span><text:span text:style-name="T4">Visualization &amp; Interpretation: </text:span></text:p>
      <text:p text:style-name="P36"><text:span text:style-name="T3">● Accident heatmaps. </text:span></text:p>
      <text:p text:style-name="P37"><text:span text:style-name="T3">● Risk-level classification maps. </text:span></text:p>
      <text:p text:style-name="P45"><text:span text:style-name="T4">Deployment: </text:span></text:p>
      <text:p text:style-name="P56"><text:span text:style-name="T3">● Build a dashboard using Streamlit to visualize accident hotspots and risk predictions in real time. </text:span></text:p>
      <text:p text:style-name="P57"><text:span text:style-name="T9">6. Tools and Technologies </text:span></text:p>
      <text:p text:style-name="P38"><text:span text:style-name="T3">● </text:span><text:span text:style-name="T4">Programming Language</text:span><text:span text:style-name="T3">: Python </text:span></text:p>
      <text:p text:style-name="P59"><text:span text:style-name="T3">● </text:span><text:span text:style-name="T4">Notebook/IDE</text:span><text:span text:style-name="T3">: Jupyter Notebook, Google Colab ● </text:span><text:span text:style-name="T4">Libraries</text:span><text:span text:style-name="T3">: pandas, numpy, scikit-learn, matplotlib, seaborn, xgboost, folium (for maps), streamlit </text:span></text:p>
      <text:p text:style-name="P60"><text:span text:style-name="T3">● </text:span><text:span text:style-name="T4">Optional Deployment Tools</text:span><text:span text:style-name="T3">: Streamlit or Flask for web deployment </text:span></text:p>
      <text:p text:style-name="P58"><text:span text:style-name="T9">7. Team Members and Roles </text:span></text:p>
      <text:p text:style-name="P61"><text:span text:style-name="T3">1. SANJAY.K – DATA ENGINEER </text:span></text:p>
      <text:p text:style-name="P62"><text:span text:style-name="T3">2. SANJAY.U – MACHINE LEARNING ENGINEER</text:span></text:p>
      <text:p text:style-name="P63"><draw:frame draw:style-name="fr1" draw:name="image5.png" text:anchor-type="as-char" svg:width="1.698in" svg:height="0.3437in" draw:z-index="0"><draw:image xlink:href="Pictures/1000020100000001000000014C77D75F6DC67A52.png" xlink:type="simple" xlink:show="embed" xlink:actuate="onLoad" loext:mime-type="image/png"/></draw:frame><draw:frame draw:style-name="fr1" draw:name="image2.png" text:anchor-type="as-char" svg:width="1.1146in" svg:height="0.4063in" draw:z-index="0"><draw:image xlink:href="Pictures/1000020100000001000000014C77D75F6DC67A52.png" xlink:type="simple" xlink:show="embed" xlink:actuate="onLoad" loext:mime-type="image/png"/></draw:frame><draw:frame draw:style-name="fr1" draw:name="image3.png" text:anchor-type="as-char" svg:width="0.8228in" svg:height="0.4791in" draw:z-index="0"><draw:image xlink:href="Pictures/1000020100000001000000014C77D75F6DC67A52.png" xlink:type="simple" xlink:show="embed" xlink:actuate="onLoad" loext:mime-type="image/png"/></draw:frame><text:span text:style-name="T3">3.SANTHOSH BABU.S – FULL STACK DEVELOP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398in" fo:margin-bottom="1.248in" fo:margin-left="0.9374in" fo:margin-right="0.5in" style:writing-mode="lr-tb" style:layout-grid-color="#c0c0c0" style:layout-grid-lines="241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0" meta:object-count="0" meta:page-count="2" meta:paragraph-count="68" meta:word-count="519" meta:character-count="3845" meta:non-whitespace-character-count="3329"/>
    <meta:generator>LibreOfficeDev/6.0.5.2$Linux_X86_64 LibreOffice_project/</meta:generator>
  </office:meta>
</office:document-meta>
</file>